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6482003D25.png"/>
  <manifest:file-entry manifest:media-type="image/png" manifest:full-path="Pictures/100002010000005300000053FABF6338.png"/>
  <manifest:file-entry manifest:media-type="image/png" manifest:full-path="Pictures/10000201000000530000005315CB8A6E.png"/>
  <manifest:file-entry manifest:media-type="image/png" manifest:full-path="Pictures/10000201000000430000004B9DEBE143.png"/>
  <manifest:file-entry manifest:media-type="image/png" manifest:full-path="Pictures/10000201000000C000000064E43487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254cm" draw:textarea-horizontal-align="center" draw:textarea-vertical-align="middle"/>
    </style:style>
    <style:style style:name="gr2" style:family="graphic" style:parent-style-name="standard">
      <style:graphic-properties svg:stroke-color="#008000" draw:marker-end="Arrow" draw:marker-end-width="0.254cm" draw:fill="solid" draw:fill-color="#008000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svg:stroke-color="#b3b3b3" draw:marker-end="" draw:marker-end-width="0.254cm" draw:fill="solid" draw:fill-color="#008000" draw:textarea-horizontal-align="center" draw:textarea-vertical-align="middle"/>
    </style:style>
    <style:style style:name="gr5" style:family="graphic" style:parent-style-name="standard">
      <style:graphic-properties OOoLatexArgs="28§display§\theta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OOoLatexArgs="28§display§b_3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OOoLatexArgs="28§display§b_1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OOoLatexArgs="28§display§b_1(\theta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OOoLatexArgs="28§display§b_3(\theta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248cm" svg:y1="2.185cm" svg:x2="4.983cm" svg:y2="2.185cm">
          <text:p/>
        </draw:line>
        <draw:line draw:style-name="gr1" draw:text-style-name="P1" draw:layer="layout" svg:x1="2.652cm" svg:y1="1.775cm" svg:x2="2.652cm" svg:y2="4.619cm">
          <text:p/>
        </draw:line>
        <draw:line draw:style-name="gr2" draw:text-style-name="P1" draw:layer="layout" svg:x1="2.31cm" svg:y1="2.41cm" svg:x2="4.591cm" svg:y2="0.896cm">
          <text:p/>
        </draw:line>
        <draw:line draw:style-name="gr2" draw:text-style-name="P1" draw:layer="layout" svg:x1="2.422cm" svg:y1="1.843cm" svg:x2="3.996cm" svg:y2="4.212cm">
          <text:p/>
        </draw:line>
        <draw:line draw:style-name="gr3" draw:text-style-name="P1" draw:layer="layout" svg:x1="3.756cm" svg:y1="3.964cm" svg:x2="2.652cm" svg:y2="4.612cm">
          <text:p/>
        </draw:line>
        <draw:line draw:style-name="gr4" draw:text-style-name="P1" draw:layer="layout" svg:x1="1.165cm" svg:y1="3.17cm" svg:x2="2.631cm" svg:y2="2.198cm">
          <text:p/>
        </draw:line>
        <draw:line draw:style-name="gr3" draw:text-style-name="P1" draw:layer="layout" svg:x1="2.638cm" svg:y1="4.586cm" svg:x2="1.402cm" svg:y2="3.002cm">
          <text:p/>
        </draw:line>
        <draw:line draw:style-name="gr3" draw:text-style-name="P1" draw:layer="layout" svg:x1="4.948cm" svg:y1="2.202cm" svg:x2="3.297cm" svg:y2="3.171cm">
          <text:p/>
        </draw:line>
        <draw:line draw:style-name="gr3" draw:text-style-name="P1" draw:layer="layout" svg:x1="4.957cm" svg:y1="2.188cm" svg:x2="4.15cm" svg:y2="1.152cm">
          <text:p/>
        </draw:line>
        <draw:frame draw:style-name="gr5" draw:text-style-name="P1" draw:layer="layout" svg:width="0.231cm" svg:height="0.259cm" svg:x="2.71cm" svg:y="2.794cm">
          <draw:image xlink:href="Pictures/10000201000000430000004B9DEBE143.png" xlink:type="simple" xlink:show="embed" xlink:actuate="onLoad">
            <text:p/>
          </draw:image>
        </draw:frame>
        <draw:frame draw:style-name="gr5" draw:text-style-name="P1" draw:layer="layout" svg:width="0.231cm" svg:height="0.259cm" svg:x="3.188cm" svg:y="1.87cm">
          <draw:image xlink:href="Pictures/10000201000000430000004B9DEBE143.png" xlink:type="simple" xlink:show="embed" xlink:actuate="onLoad">
            <text:p/>
          </draw:image>
        </draw:frame>
        <draw:circle draw:style-name="gr6" draw:text-style-name="P1" draw:layer="layout" svg:width="0.782cm" svg:height="0.782cm" svg:x="2.246cm" svg:y="1.781cm" draw:kind="arc" draw:start-angle="271.92" draw:end-angle="303.41">
          <text:p/>
        </draw:circle>
        <draw:circle draw:style-name="gr6" draw:text-style-name="P1" draw:layer="layout" svg:width="0.782cm" svg:height="0.782cm" svg:x="2.247cm" svg:y="1.781cm" draw:kind="arc" draw:start-angle="357.64" draw:end-angle="30.37">
          <text:p/>
        </draw:circle>
        <draw:frame draw:style-name="gr7" draw:text-style-name="P1" draw:layer="layout" svg:width="0.42cm" svg:height="0.42cm" svg:x="5.078cm" svg:y="1.952cm">
          <draw:image xlink:href="Pictures/100002010000005300000053FABF6338.png" xlink:type="simple" xlink:show="embed" xlink:actuate="onLoad">
            <text:p/>
          </draw:image>
        </draw:frame>
        <draw:frame draw:style-name="gr8" draw:text-style-name="P1" draw:layer="layout" svg:width="0.42cm" svg:height="0.421cm" svg:x="2.449cm" svg:y="4.698cm">
          <draw:image xlink:href="Pictures/10000201000000530000005315CB8A6E.png" xlink:type="simple" xlink:show="embed" xlink:actuate="onLoad">
            <text:p/>
          </draw:image>
        </draw:frame>
        <draw:frame draw:style-name="gr9" draw:text-style-name="P1" draw:layer="layout" svg:width="0.973cm" svg:height="0.506cm" svg:x="4.143cm" svg:y="3.999cm">
          <draw:image xlink:href="Pictures/10000201000000C000000064E4348779.png" xlink:type="simple" xlink:show="embed" xlink:actuate="onLoad">
            <text:p/>
          </draw:image>
        </draw:frame>
        <draw:frame draw:style-name="gr10" draw:text-style-name="P1" draw:layer="layout" svg:width="0.973cm" svg:height="0.506cm" svg:x="4.609cm" svg:y="0.868cm">
          <draw:image xlink:href="Pictures/10000201000000C00000006482003D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815cm" fo:margin-bottom="22.786cm" fo:margin-left="1.102cm" fo:margin-right="16.042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icardo Fabbri</meta:initial-creator>
    <meta:creation-date>2006-03-23T21:59:41</meta:creation-date>
    <dc:creator>Ricardo Fabbri</dc:creator>
    <dc:date>2006-04-03T21:11:30</dc:date>
    <dc:language>en-US</dc:language>
    <meta:editing-cycles>4</meta:editing-cycles>
    <meta:editing-duration>PT17M2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